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5pt" officeooo:rsid="0008a7ad" officeooo:paragraph-rsid="0008a7ad" style:font-size-asian="5pt" style:font-size-complex="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t rec prepend (letter, lang) = </text:p>
      <text:p text:style-name="P1"><text:s text:c="2"/>match lang with [] -&gt; lang</text:p>
      <text:p text:style-name="P1"><text:s text:c="4"/>|first::rest -&gt; (letter ^ first)::prepend(letter, rest)</text:p>
      <text:p text:style-name="P1"># prepend("test",["hello";"world"]);;</text:p>
      <text:p text:style-name="P1">string list = ["testhello"; "testworld"]</text:p>
      <text:p text:style-name="P1"></text:p>
      <text:p text:style-name="P1">let rec remove_dups lst= match lst with </text:p>
      <text:p text:style-name="P1"><text:s text:c="2"/>| [] -&gt; []</text:p>
      <text:p text:style-name="P1"><text:s text:c="2"/>| h::t -&gt; h::(remove_dups (List.filter (fun x -&gt; x&lt;&gt;h) t))</text:p>
      <text:p text:style-name="P1"></text:p>
      <text:p text:style-name="P1">let rec setSub (xs,ys) = </text:p>
      <text:p text:style-name="P1"><text:s text:c="3"/>match xs with [] -&gt; true</text:p>
      <text:p text:style-name="P1"><text:s text:c="6"/>|first::rest -&gt; if setIn(first,ys) then setSub(rest, ys) else false</text:p>
      <text:p text:style-name="P1"></text:p>
      <text:p text:style-name="P1">let rec all_strings_helper (orig_alpha, alphabet, n, build) = </text:p>
      <text:p text:style-name="P1"><text:s text:c="2"/>if n = 0 then [""] </text:p>
      <text:p text:style-name="P1"><text:s text:c="2"/>else</text:p>
      <text:p text:style-name="P1"><text:s text:c="4"/>if n = 1 then append([""],append(orig_alpha,build))</text:p>
      <text:p text:style-name="P1"><text:s text:c="4"/>else all_strings_helper(orig_alpha, concatenate(orig_alpha, alphabet), n-1,append(concatenate(orig_alpha, alphabet),build) )</text:p>
      <text:p text:style-name="P1"></text:p>
      <text:p text:style-name="P1">let rec all_strings (alphabet, n) = </text:p>
      <text:p text:style-name="P1"><text:s text:c="2"/>all_strings_helper(alphabet,alphabet, n, [])</text:p>
      <text:p text:style-name="P1"></text:p>
      <text:p text:style-name="P1"># all_strings(["a";"b"],4);;</text:p>
      <text:p text:style-name="P1">- : string list =</text:p>
      <text:p text:style-name="P1">[""; "a"; "aa"; "aaa"; "aaaa"; "aaab"; "aab"; "aaba"; "aabb"; "ab"; "aba";</text:p>
      <text:p text:style-name="P1"><text:s/>"abaa"; "abab"; "abb"; "abba"; "abbb"; "b"; "ba"; "baa"; "baaa"; "baab";</text:p>
      <text:p text:style-name="P1"><text:s/>"bab"; "baba"; "babb"; "bb"; "bba"; "bbaa"; "bbab"; "bbb"; "bbba"; "bbbb"]</text:p>
      <text:p text:style-name="P1"></text:p>
      <text:p text:style-name="P1">let regexp_b = "((a+b)(a+b)(a+b))*" #length multiple of 3</text:p>
      <text:p text:style-name="P1">let regexp_c = "(b)*a(b)*" <text:s/>#exactly 1 a</text:p>
      <text:p text:style-name="P1">let regexp_d = "b*ab*(b*ab*ab*)*b*" #odd number a's</text:p>
      <text:p text:style-name="P1">let regexp_e = "(a+ba)*" #every b followed by a</text:p>
      <text:p text:style-name="P1"></text:p>
      <text:p text:style-name="P1">****************************** FOLDING **************************</text:p>
      <text:p text:style-name="P1">List.fold_right f [a1; ...; an] b is f a1 (f a2 (... (f an b) ...)). Not tail-recursive.*)</text:p>
      <text:p text:style-name="P1"></text:p>
      <text:p text:style-name="P1">let isAccepting dfa s = </text:p>
      <text:p text:style-name="P1"><text:s text:c="2"/>List.fold_right (fun x ans -&gt; x=s) dfa.accepting false</text:p>
      <text:p text:style-name="P1"># isAccepting dfaThreeA "two";;</text:p>
      <text:p text:style-name="P1">- : bool = false</text:p>
      <text:p text:style-name="P1"></text:p>
      <text:p text:style-name="P1">let steps dfa q syms = </text:p>
      <text:p text:style-name="P1"><text:s text:c="2"/>List.fold_right (fun x ans-&gt; dfa.delta ans x) syms q</text:p>
      <text:p text:style-name="P1"><text:s text:c="2"/># steps dfaThreeA "one" ['a';'b';'a'];;</text:p>
      <text:p text:style-name="P1">- : string = "start"</text:p>
      <text:p text:style-name="P1"></text:p>
      <text:p text:style-name="P1">let acceptDFA dfa input = </text:p>
      <text:p text:style-name="P1"><text:s text:c="2"/>isAccepting dfa (steps dfa dfa.start (explode input))</text:p>
      <text:p text:style-name="P1"></text:p>
      <text:p text:style-name="P1">Code a function at_least of type </text:p>
      <text:p text:style-name="P1"><text:s text:c="4"/>int -&gt; ('a -&gt; bool) -&gt; 'a list -&gt; bool </text:p>
      <text:p text:style-name="P1"><text:s text:c="4"/>where at_least n p xs returns true exactly </text:p>
      <text:p text:style-name="P1"><text:s text:c="4"/>when there are at least n elements in xs </text:p>
      <text:p text:style-name="P1"><text:s text:c="4"/>that satisfy predicate p.</text:p>
      <text:p text:style-name="P1">let at_least n p xs = <text:s/></text:p>
      <text:p text:style-name="P1"><text:s text:c="2"/>List.length(List.filter p xs) &gt;= n </text:p>
      <text:p text:style-name="P1"></text:p>
      <text:p text:style-name="P1">Max positive or 0</text:p>
      <text:p text:style-name="P1"><text:s text:c="2"/>let max_positive xs = <text:s/></text:p>
      <text:p text:style-name="P1"><text:s text:c="2"/>List.fold_right (fun x ma-&gt; if x&gt;ma &amp; x&gt;0 then x else ma) xs 0 </text:p>
      <text:p text:style-name="P1"></text:p>
      <text:p text:style-name="P1"># map_cross [dbl;neg] [1;2;3];;</text:p>
      <text:p text:style-name="P1">- : string list =</text:p>
      <text:p text:style-name="P1">["double of 1"; "negation of 1"; "double of 2"; "negation of 2"; "double of 3"; "negation of 3"]</text:p>
      <text:p text:style-name="P1"># map_cross [(fun x -&gt; "+"^x);(fun x -&gt; "-"^x)] ["hello";"world"];;</text:p>
      <text:p text:style-name="P1">- : string list = ["+hello"; "-hello"; "+world"; "-world"]</text:p>
      <text:p text:style-name="P1">let map_funs fs x = <text:s/></text:p>
      <text:p text:style-name="P1"><text:s text:c="2"/>List.map (fun f-&gt; f x) fs </text:p>
      <text:p text:style-name="P1">let map_cross fs xs = <text:s/></text:p>
      <text:p text:style-name="P1"><text:s text:c="2"/>List.fold_right (fun x acc-&gt; (map_funs fs x)@acc) xs []</text:p>
      <text:p text:style-name="P1"></text:p>
      <text:p text:style-name="P1">List.map f [a1; ...; an] applies function f to a1, ..., an, and </text:p>
      <text:p text:style-name="P1">builds the list [f a1; ...; f an] with the results returned by f. Not tail-recursive.</text:p>
      <text:p text:style-name="P1"></text:p>
      <text:p text:style-name="P1">prefixes ["a";"b"];;</text:p>
      <text:p text:style-name="P1">- : string list list = [[]; ["a"]; ["a"; "b"]]</text:p>
      <text:p text:style-name="P1">let prefixes xs = <text:s/></text:p>
      <text:p text:style-name="P1"><text:s text:c="2"/>List.fold_right (fun x acc -&gt; ([]::(List.map (fun a-&gt; (x::a)) acc))) xs [[]]</text:p>
      <text:p text:style-name="P1"></text:p>
      <text:p text:style-name="P1"># suffixes ["a";"b";"c"];;</text:p>
      <text:p text:style-name="P1">- : string list list = [["a"; "b"; "c"]; ["b"; "c"]; ["c"]; []]</text:p>
      <text:p text:style-name="P1"><text:s text:c="2"/>let fst xs =</text:p>
      <text:p text:style-name="P1"><text:s text:c="2"/>match xs with [] -&gt; []</text:p>
      <text:p text:style-name="P1"><text:s text:c="2"/>| first::rest -&gt; first </text:p>
      <text:p text:style-name="P1"></text:p>
      <text:p text:style-name="P1">let suffixes xs = <text:s/></text:p>
      <text:p text:style-name="P1"><text:s text:c="2"/>List.fold_right (fun x acc -&gt; (x::fst(acc))::acc) xs [[]]</text:p>
      <text:p text:style-name="P1"></text:p>
      <text:p text:style-name="P1"><text:s/># inject "X" ["a";"b"];;</text:p>
      <text:p text:style-name="P1">- : string list list = [["X"; "a"; "b"]; ["a"; "X"; "b"]; ["a"; "b"; "X"]]</text:p>
      <text:p text:style-name="P1">*)</text:p>
      <text:p text:style-name="P1">let getRest xss = </text:p>
      <text:p text:style-name="P1"><text:s text:c="2"/>match fst xss with [] -&gt; []</text:p>
      <text:p text:style-name="P1"><text:s text:c="2"/>|first::rest -&gt; rest</text:p>
      <text:p text:style-name="P1"></text:p>
      <text:p text:style-name="P1">let inject a xs = <text:s/></text:p>
      <text:p text:style-name="P1"><text:s text:c="2"/>List.fold_right (fun x acc -&gt; (a::x::getRest(acc))::(List.map (fun q-&gt; x::q) acc)) xs [[a]] </text:p>
      <text:p text:style-name="P1"></text:p>
      <text:p text:style-name="P1">let permutations xs = <text:s/></text:p>
      <text:p text:style-name="P1"><text:s text:c="2"/>List.fold_right (fun x acc-&gt; <text:s text:c="4"/>( List.fold_right (fun l acc-&gt; l@acc) (List.map (fun a-&gt; inject x a) acc) <text:s/>[]) <text:s/>) xs [[]]</text:p>
      <text:p text:style-name="P1"></text:p>
      <text:p text:style-name="P1">let step m config = </text:p>
      <text:p text:style-name="P1"><text:tab/>match m.delta (config.state, (fst config.after) ) with </text:p>
      <text:p text:style-name="P1"><text:tab/>(q,w,d) -&gt; if d=1 then {state=q; before= config.before@[w]; after= if (rest config.after) = [] then [m.blank] else (rest config.after)}</text:p>
      <text:p text:style-name="P1"><text:tab/><text:tab/><text:tab/><text:tab/><text:tab/>else {state =q; before= (allButLast config.before ); after= (last config.before)::w::(rest config.after)}<text:tab/><text:tab/><text:tab/><text:tab/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3:04:56.467255844</meta:creation-date>
    <dc:date>2016-03-10T13:05:44.245355334</dc:date>
    <meta:editing-duration>P0D</meta:editing-duration>
    <meta:editing-cycles>1</meta:editing-cycles>
    <meta:document-statistic meta:table-count="0" meta:image-count="0" meta:object-count="0" meta:page-count="1" meta:paragraph-count="106" meta:word-count="610" meta:character-count="3917" meta:non-whitespace-character-count="3142"/>
    <meta:generator>LibreOffice/4.2.8.2$Linux_X86_64 LibreOffice_project/420m0$Build-2</meta:generator>
  </office:meta>
</office:document-meta>
</file>